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manac for the World of Antarrea</text:p>
      <text:p text:style-name="P2"/>
      <text:p text:style-name="P11">Human Nation</text:p>
      <text:p text:style-name="P1">Human Nation</text:p>
      <text:p text:style-name="P8"><text:span text:style-name="T7">Human Capital<text:line-break/></text:span><text:span text:style-name="T8">Blah, blah, blah</text:span></text:p>
      <text:p text:style-name="P2"/>
      <text:p text:style-name="P3">Western Frontier</text:p>
      <text:p text:style-name="P2">Blah, blah, blah</text:p>
      <text:p text:style-name="P1"/>
      <text:p text:style-name="P1">Vampyre Nation</text:p>
      <text:p text:style-name="P8"><text:span text:style-name="T7">Vampyre Capital<text:line-break/></text:span><text:span text:style-name="T8">Blah, blah, blah</text:span></text:p>
      <text:p text:style-name="P2"/>
      <text:p text:style-name="P1"><text:span text:style-name="T11">Grendol</text:span></text:p>
      <text:p text:style-name="P1">Grendol</text:p>
      <text:p text:style-name="P3">Grendol Capital</text:p>
      <text:p text:style-name="P1"><text:span text:style-name="T9">Blah, blah, blah</text:span></text:p>
      <text:p text:style-name="P1"><text:span text:style-name="T9"/></text:p>
      <text:p text:style-name="P2"><text:span text:style-name="T1">Goblin Nation</text:span></text:p>
      <text:p text:style-name="P3">Goblin Capital</text:p>
      <text:p text:style-name="P2">Blah, blah, blah.</text:p>
      <text:p text:style-name="P6"><text:span text:style-name="T12"/></text:p>
      <text:p text:style-name="P2"><text:span text:style-name="T1">Troll Country</text:span></text:p>
      <text:p text:style-name="P3">Troll Capital</text:p>
      <text:p text:style-name="P2">Blah, blah, blah.</text:p>
      <text:p text:style-name="P6"><text:span text:style-name="T12"/></text:p>
      <text:p text:style-name="P2"><text:span text:style-name="T1">Ogre Nation</text:span></text:p>
      <text:p text:style-name="P3">Ogre Capital</text:p>
      <text:p text:style-name="P2">Blah, blah, blah.</text:p>
      <text:p text:style-name="P6"><text:span text:style-name="T12"/></text:p>
      <text:p text:style-name="P1"><text:soft-page-break/><text:span text:style-name="T11">Elvia Nation</text:span></text:p>
      <text:p text:style-name="P2"><text:span text:style-name="T1">Elvia Prime</text:span></text:p>
      <text:p text:style-name="P3">Elvia Capital</text:p>
      <text:p text:style-name="P2">Blah, blah, blah</text:p>
      <text:p text:style-name="P2"/>
      <text:p text:style-name="P2"><text:span text:style-name="T1">Elvia Elementalia</text:span></text:p>
      <text:p text:style-name="P2">Blah, blah, blah</text:p>
      <text:p text:style-name="P2"><text:span text:style-name="T5"/></text:p>
      <text:p text:style-name="P2"><text:span text:style-name="T1">Elvia Necromancia</text:span></text:p>
      <text:p text:style-name="P2">Blah, blah, blah</text:p>
      <text:p text:style-name="P2"><text:line-break/><text:span text:style-name="T5">Necromancy Island</text:span></text:p>
      <text:p text:style-name="P2">Blah, blah, blah</text:p>
      <text:p text:style-name="P2"><text:line-break/><text:span text:style-name="T1">Gnoll Country</text:span></text:p>
      <text:p text:style-name="P3">Gnoll Capital</text:p>
      <text:p text:style-name="P2">Blah, blah, blah.</text:p>
      <text:p text:style-name="P6"><text:span text:style-name="T12"/></text:p>
      <text:p text:style-name="P1"><text:span text:style-name="T11">Free States</text:span></text:p>
      <text:p text:style-name="P1">Utopia</text:p>
      <text:p text:style-name="P3">Utopian Capital</text:p>
      <text:p text:style-name="P2">Blah, blah, blah</text:p>
      <text:p text:style-name="P2"/>
      <text:p text:style-name="P1">Were Nation</text:p>
      <text:p text:style-name="P3">Were Capital</text:p>
      <text:p text:style-name="P2">Blah, blah, blah</text:p>
      <text:p text:style-name="P2"/>
      <text:p text:style-name="P2"><text:span text:style-name="T1">Minotaurian Nation</text:span></text:p>
      <text:p text:style-name="P3">Minotaurian Capital</text:p>
      <text:p text:style-name="P2">Blah, blah, blah.</text:p>
      <text:p text:style-name="P6"><text:line-break/><text:span text:style-name="T1">Dwarf Nation</text:span></text:p>
      <text:p text:style-name="P3">Dwarf Capital</text:p>
      <text:p text:style-name="P2">Blah, blah, blah.</text:p>
      <text:p text:style-name="P2"/>
      <text:p text:style-name="P2"/>
      <text:p text:style-name="P6"><text:soft-page-break/><text:span text:style-name="T1">Dragon Country</text:span></text:p>
      <text:p text:style-name="P3">Dragon Cult Settlement</text:p>
      <text:p text:style-name="P2">Blah, blah, blah.</text:p>
      <text:p text:style-name="P2"/>
      <text:p text:style-name="P1"><text:span text:style-name="T11">Closed States</text:span></text:p>
      <text:p text:style-name="P1">Reptite Nation</text:p>
      <text:p text:style-name="P3">Reptite Capital</text:p>
      <text:p text:style-name="P2">Blah, blah, blah</text:p>
      <text:p text:style-name="P3"><text:line-break/><text:span text:style-name="T2">Eve Nation</text:span></text:p>
      <text:p text:style-name="P3">Eve Capital</text:p>
      <text:p text:style-name="P2">Blah, blah, blah<text:span text:style-name="T4"><text:line-break/></text:span></text:p>
      <text:p text:style-name="P1"><text:span text:style-name="T11">Invading Nations</text:span></text:p>
      <text:p text:style-name="P1">Crawler Nation</text:p>
      <text:p text:style-name="P3">Crawler Capital</text:p>
      <text:p text:style-name="P2">Blah, blah, blah</text:p>
      <text:p text:style-name="P5"><text:span text:style-name="T4"><text:line-break/></text:span><text:span text:style-name="T2">Demon Nation</text:span></text:p>
      <text:p text:style-name="P3">Demon Capital</text:p>
      <text:p text:style-name="P5"><text:span text:style-name="T9">Blah, blah, blah</text:span><text:span text:style-name="T6"><text:line-break/></text:span></text:p>
      <text:p text:style-name="P5"><text:span text:style-name="T2">Dark Nation</text:span></text:p>
      <text:p text:style-name="P3">Dark Capital</text:p>
      <text:p text:style-name="P5"><text:span text:style-name="T9">Blah, blah, blah</text:span><text:span text:style-name="T6"><text:line-break/></text:span><text:span text:style-name="T3"><text:line-break/></text:span><text:span text:style-name="T9"><text:line-break/></text:span><text:span text:style-name="T11">History of the Races</text:span></text:p>
      <text:p text:style-name="P2">Blah, blah, blah</text:p>
      <text:p text:style-name="P2"><text:line-break/></text:p>
      <text:p text:style-name="P2"/>
      <text:p text:style-name="P2"/>
      <text:p text:style-name="P2"/>
      <text:p text:style-name="P2"/>
      <text:p text:style-name="P2"><text:soft-page-break/></text:p>
      <text:p text:style-name="P1">Greater Races</text:p>
      <text:p text:style-name="P2">Races that hold political power in Antarrea.</text:p>
      <text:p text:style-name="P3">Humans</text:p>
      <text:p text:style-name="P2">Blah, blah, blah.</text:p>
      <text:p text:style-name="P2"/>
      <text:p text:style-name="P3">Vampyrs</text:p>
      <text:p text:style-name="P2">Blah, blah, blah.</text:p>
      <text:p text:style-name="P2"/>
      <text:p text:style-name="P3">Elvia</text:p>
      <text:p text:style-name="P2">Blah, blah, blah.</text:p>
      <text:p text:style-name="P2"/>
      <text:p text:style-name="P3">Gnolls</text:p>
      <text:p text:style-name="P2">Blah, blah, blah.</text:p>
      <text:p text:style-name="P2"/>
      <text:p text:style-name="P3">Orcs</text:p>
      <text:p text:style-name="P3"><text:span text:style-name="T9">Blah, blah, blah.<text:line-break/></text:span></text:p>
      <text:p text:style-name="P3">Goblins</text:p>
      <text:p text:style-name="P3"><text:span text:style-name="T9">Blah, blah, blah.<text:line-break/></text:span></text:p>
      <text:p text:style-name="P3">Trolls</text:p>
      <text:p text:style-name="P3"><text:span text:style-name="T9">Blah, blah, blah.<text:line-break/></text:span></text:p>
      <text:p text:style-name="P3">Ogres</text:p>
      <text:p text:style-name="P3"><text:span text:style-name="T9">Blah, blah, blah.<text:line-break/></text:span></text:p>
      <text:p text:style-name="P3">Avia</text:p>
      <text:p text:style-name="P2">Blah, blah, blah.</text:p>
      <text:p text:style-name="P2"/>
      <text:p text:style-name="P3">Dwarves</text:p>
      <text:p text:style-name="P2">Blah, blah, blah.</text:p>
      <text:p text:style-name="P2"/>
      <text:p text:style-name="P3">Werefolk</text:p>
      <text:p text:style-name="P2">Blah, blah, blah.</text:p>
      <text:p text:style-name="P2"/>
      <text:p text:style-name="P3">Minotaurians</text:p>
      <text:p text:style-name="P2">Blah, blah, blah.</text:p>
      <text:p text:style-name="P2"/>
      <text:p text:style-name="P3">Dragons</text:p>
      <text:p text:style-name="P2">Blah, blah, blah.</text:p>
      <text:p text:style-name="P2"/>
      <text:p text:style-name="P3"><text:soft-page-break/>The Eve</text:p>
      <text:p text:style-name="P2">Blah, blah, blah.</text:p>
      <text:p text:style-name="P2"/>
      <text:p text:style-name="P3">Reptites</text:p>
      <text:p text:style-name="P2">Blah, blah, blah.</text:p>
      <text:p text:style-name="P2"/>
      <text:p text:style-name="P3">Crawlers</text:p>
      <text:p text:style-name="P2">Blah, blah, blah.</text:p>
      <text:p text:style-name="P2"/>
      <text:p text:style-name="P3">The Dark</text:p>
      <text:p text:style-name="P2">Blah, blah, blah.</text:p>
      <text:p text:style-name="P2"/>
      <text:p text:style-name="P3">Demons</text:p>
      <text:p text:style-name="P2">Blah, blah, blah.</text:p>
      <text:p text:style-name="P2"/>
      <text:p text:style-name="P2"><text:span text:style-name="T1">Lesser Races</text:span></text:p>
      <text:p text:style-name="P2">Blah, blah, blah.</text:p>
      <text:p text:style-name="P2"/>
      <text:p text:style-name="P3">Undead</text:p>
      <text:p text:style-name="P2">Blah, blah, blah.</text:p>
      <text:p text:style-name="P2"/>
      <text:p text:style-name="P3">Elementals</text:p>
      <text:p text:style-name="P2">Blah, blah, blah.</text:p>
      <text:p text:style-name="P2"/>
      <text:p text:style-name="P3">Ursa</text:p>
      <text:p text:style-name="P2">Blah, blah, blah.</text:p>
      <text:p text:style-name="P2"/>
      <text:p text:style-name="P3">Fey</text:p>
      <text:p text:style-name="P2">Blah, blah, blah.</text:p>
      <text:p text:style-name="P2"/>
      <text:p text:style-name="P3">Giants</text:p>
      <text:p text:style-name="P2">Blah, blah, blah.</text:p>
      <text:p text:style-name="P2"/>
      <text:p text:style-name="P11">History of Organizations</text:p>
      <text:p text:style-name="P2">Blah, blah, blah.</text:p>
      <text:p text:style-name="P2"/>
      <text:p text:style-name="P1">XXXXXX</text:p>
      <text:p text:style-name="P2">blah, blah, bla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5H18M58S</meta:editing-duration>
    <meta:editing-cycles>20</meta:editing-cycles>
    <meta:generator>OpenOffice/4.1.6$Win32 OpenOffice.org_project/416m1$Build-9790</meta:generator>
    <dc:date>2020-11-06T22:54:06.42</dc:date>
    <meta:document-statistic meta:table-count="0" meta:image-count="0" meta:object-count="0" meta:page-count="5" meta:paragraph-count="123" meta:word-count="287" meta:character-count="1744"/>
    <meta:user-defined meta:name="Info 1"/>
    <meta:user-defined meta:name="Info 2"/>
    <meta:user-defined meta:name="Info 3"/>
    <meta:user-defined meta:name="Info 4"/>
  </office:meta>
</office:document-meta>
</file>